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F0000029F916706EAAAD68C9C.png" manifest:media-type="image/png"/>
  <manifest:file-entry manifest:full-path="Pictures/100000000000063F0000029E4C01A9F779B356FF.png" manifest:media-type="image/png"/>
  <manifest:file-entry manifest:full-path="Pictures/10000000000006400000029F4F5F6476C9F90951.png" manifest:media-type="image/png"/>
  <manifest:file-entry manifest:full-path="Pictures/1000000000000641000002A3764E1C79A6E99925.png" manifest:media-type="image/png"/>
  <manifest:file-entry manifest:full-path="Pictures/1000000000000641000002A0F82609589DE2922A.png" manifest:media-type="image/png"/>
  <manifest:file-entry manifest:full-path="Pictures/1000000000000641000002A02D27003ED8CBAADD.png" manifest:media-type="image/png"/>
  <manifest:file-entry manifest:full-path="Pictures/100000000000063E0000029F9D5650D42467F0BE.png" manifest:media-type="image/png"/>
  <manifest:file-entry manifest:full-path="Pictures/100000000000063F0000029E29D6D927F08AB625.png" manifest:media-type="image/png"/>
  <manifest:file-entry manifest:full-path="Pictures/1000000000000642000002A1B719D2A5993F9C01.png" manifest:media-type="image/png"/>
  <manifest:file-entry manifest:full-path="Pictures/1000000000000645000002A2D6432BD2C32E751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d83de"/>
    </style:style>
    <style:style style:name="P2" style:family="paragraph" style:parent-style-name="Standard">
      <style:text-properties officeooo:paragraph-rsid="001e33f3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1e33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Obraz1" text:anchor-type="char" svg:x="0cm" svg:y="0.053cm" svg:width="25.7cm" svg:height="10.769cm" draw:z-index="0"><draw:image xlink:href="Pictures/100000000000063F0000029E4C01A9F779B356FF.png" xlink:type="simple" xlink:show="embed" xlink:actuate="onLoad" draw:mime-type="image/png"/></draw:frame><text:tab/></text:p>
      <text:p text:style-name="Standard"><text:tab/></text:p>
      <text:p text:style-name="P3"><draw:frame draw:style-name="fr2" draw:name="Obraz2" text:anchor-type="char" svg:x="0.212cm" svg:y="0.074cm" svg:width="25.7cm" svg:height="10.784cm" draw:z-index="1"><draw:image xlink:href="Pictures/100000000000063F0000029F916706EAAAD68C9C.png" xlink:type="simple" xlink:show="embed" xlink:actuate="onLoad" draw:mime-type="image/png"/></draw:frame></text:p>
      <text:p text:style-name="Standard"><text:tab/></text:p>
      <text:p text:style-name="Standard"><text:s/></text:p>
      <text:p text:style-name="Standard"><text:tab/></text:p>
      <text:p text:style-name="Standard"/>
      <text:p text:style-name="P3"/>
      <text:p text:style-name="Standard"><draw:frame draw:style-name="fr3" draw:name="Obraz3" text:anchor-type="char" svg:width="25.7cm" svg:height="10.777cm" draw:z-index="2"><draw:image xlink:href="Pictures/10000000000006400000029F4F5F6476C9F90951.png" xlink:type="simple" xlink:show="embed" xlink:actuate="onLoad" draw:mime-type="image/png"/></draw:frame><text:tab/></text:p>
      <text:p text:style-name="Standard"><text:tab/></text:p>
      <text:p text:style-name="P3"/>
      <text:p text:style-name="Standard"><draw:frame draw:style-name="fr3" draw:name="Obraz4" text:anchor-type="char" svg:width="25.7cm" svg:height="10.769cm" draw:z-index="3"><draw:image xlink:href="Pictures/100000000000063F0000029E29D6D927F08AB625.png" xlink:type="simple" xlink:show="embed" xlink:actuate="onLoad" draw:mime-type="image/png"/></draw:frame><text:tab/></text:p>
      <text:p text:style-name="P2"><text:tab/></text:p>
      <text:p text:style-name="P4"/>
      <text:p text:style-name="P2"><draw:frame draw:style-name="fr3" draw:name="Obraz5" text:anchor-type="char" svg:width="25.7cm" svg:height="10.834cm" draw:z-index="4"><draw:image xlink:href="Pictures/1000000000000641000002A3764E1C79A6E99925.png" xlink:type="simple" xlink:show="embed" xlink:actuate="onLoad" draw:mime-type="image/png"/></draw:frame><text:tab/></text:p>
      <text:p text:style-name="Standard"><text:s/></text:p>
      <text:p text:style-name="Standard"><text:tab/></text:p>
      <text:p text:style-name="Standard"><text:tab/></text:p>
      <text:p text:style-name="P3"/>
      <text:p text:style-name="Standard"><draw:frame draw:style-name="fr3" draw:name="Obraz6" text:anchor-type="char" svg:width="25.7cm" svg:height="10.786cm" draw:z-index="5"><draw:image xlink:href="Pictures/1000000000000641000002A02D27003ED8CBAADD.png" xlink:type="simple" xlink:show="embed" xlink:actuate="onLoad" draw:mime-type="image/png"/></draw:frame><text:tab/></text:p>
      <text:p text:style-name="Standard"><text:tab/></text:p>
      <text:p text:style-name="P3"/>
      <text:p text:style-name="Standard"><text:tab/><draw:frame draw:style-name="fr3" draw:name="Obraz7" text:anchor-type="char" svg:width="25.7cm" svg:height="10.79cm" draw:z-index="6"><draw:image xlink:href="Pictures/100000000000063E0000029F9D5650D42467F0BE.png" xlink:type="simple" xlink:show="embed" xlink:actuate="onLoad" draw:mime-type="image/png"/></draw:frame><text:tab/></text:p>
      <text:p text:style-name="Standard"><text:tab/></text:p>
      <text:p text:style-name="Standard"><text:tab/></text:p>
      <text:p text:style-name="Standard"><text:tab/><text:tab/></text:p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8" text:anchor-type="char" svg:width="25.7cm" svg:height="10.786cm" draw:z-index="7"><draw:image xlink:href="Pictures/1000000000000641000002A0F82609589DE2922A.png" xlink:type="simple" xlink:show="embed" xlink:actuate="onLoad" draw:mime-type="image/png"/></draw:frame></text:p>
      <text:p text:style-name="Standard"/>
      <text:p text:style-name="P3"><draw:frame draw:style-name="fr2" draw:name="Obraz9" text:anchor-type="char" svg:x="0.071cm" svg:y="0.265cm" svg:width="25.7cm" svg:height="10.795cm" draw:z-index="8"><draw:image xlink:href="Pictures/1000000000000642000002A1B719D2A5993F9C01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P1"><draw:frame draw:style-name="fr1" draw:name="Obraz10" text:anchor-type="char" svg:width="25.7cm" svg:height="10.791cm" draw:z-index="9"><draw:image xlink:href="Pictures/1000000000000645000002A2D6432BD2C32E75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14:52:02.927000000</meta:creation-date>
    <meta:editing-cycles>3</meta:editing-cycles>
    <meta:editing-duration>PT19M7S</meta:editing-duration>
    <dc:date>2021-04-21T15:11:46.222000000</dc:date>
    <meta:generator>LibreOffice/7.0.1.2$Windows_X86_64 LibreOffice_project/7cbcfc562f6eb6708b5ff7d7397325de9e764452</meta:generator>
    <meta:document-statistic meta:table-count="0" meta:image-count="10" meta:object-count="0" meta:page-count="10" meta:paragraph-count="20" meta:word-count="0" meta:character-count="22" meta:non-whitespace-character-count="0"/>
  </office:meta>
</office:document-meta>
</file>